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dium-content-sans-serif-font1" svg:font-family="medium-content-sans-serif-font, 'Lucida Grande', 'Lucida Sans Unicode', 'Lucida Sans', Geneva, Arial, sans-serif"/>
    <style:font-face style:name="medium-content-sans-serif-font" svg:font-family="medium-content-sans-serif-font, apple-system, BlinkMacSystemFont, 'Segoe UI', Roboto, Oxygen, Ubuntu, Cantarell, 'Open Sans', 'Helvetica Neue',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3957in" fo:margin-bottom="0in" loext:contextual-spacing="false" fo:text-indent="0in" style:auto-text-indent="false"/>
    </style:style>
    <style:style style:name="P2" style:family="paragraph" style:parent-style-name="Text_20_body">
      <style:paragraph-properties fo:margin-left="0in" fo:margin-right="0in" fo:margin-top="0.302in" fo:margin-bottom="0in" loext:contextual-spacing="false" fo:text-indent="0in" style:auto-text-indent="false"/>
    </style:style>
    <style:style style:name="P3" style:family="paragraph" style:parent-style-name="Text_20_body">
      <style:paragraph-properties fo:margin-left="0in" fo:margin-right="0in" fo:margin-top="0.0626in" fo:margin-bottom="0in" loext:contextual-spacing="false" fo:text-indent="0in" style:auto-text-indent="false"/>
    </style:style>
    <style:style style:name="P4" style:family="paragraph" style:parent-style-name="Text_20_body" style:list-style-name="L1">
      <style:paragraph-properties fo:margin-left="0.3126in" fo:margin-right="0in" fo:margin-top="0in" fo:margin-bottom="0in" loext:contextual-spacing="false" fo:orphans="2" fo:widows="2" fo:text-indent="0in" style:auto-text-indent="false" fo:padding="0in" fo:border="none"/>
      <style:text-properties fo:font-variant="normal" fo:text-transform="none" style:font-name="medium-content-sans-serif-font" fo:font-size="15pt" fo:letter-spacing="normal" fo:font-style="normal" fo:font-weight="normal"/>
    </style:style>
    <style:style style:name="P5" style:family="paragraph" style:parent-style-name="Text_20_body" style:list-style-name="L1">
      <style:paragraph-properties fo:margin-left="0.3126in" fo:margin-right="0in" fo:margin-top="0in" fo:margin-bottom="0.1457in" loext:contextual-spacing="false" fo:orphans="2" fo:widows="2" fo:text-indent="0in" style:auto-text-indent="false" fo:padding="0in" fo:border="none"/>
      <style:text-properties fo:font-variant="normal" fo:text-transform="none" style:font-name="medium-content-sans-serif-font" fo:font-size="15pt" fo:letter-spacing="normal" fo:font-style="normal" fo:font-weight="normal"/>
    </style:style>
    <style:style style:name="P6" style:family="paragraph" style:parent-style-name="Heading_20_4">
      <style:paragraph-properties fo:margin-left="0in" fo:margin-right="0in" fo:margin-top="0.3126in" fo:margin-bottom="0in" loext:contextual-spacing="false" fo:text-indent="0in" style:auto-text-indent="false"/>
    </style:style>
    <style:style style:name="P7" style:family="paragraph" style:parent-style-name="Heading_20_4">
      <style:paragraph-properties fo:margin-left="0in" fo:margin-right="0in" fo:margin-top="0.3126in" fo:margin-bottom="0in" loext:contextual-spacing="false" fo:text-indent="0in" style:auto-text-indent="false"/>
      <style:text-properties fo:font-variant="normal" fo:text-transform="none" style:font-name="medium-content-sans-serif-font1" fo:font-style="normal" fo:font-weight="bold"/>
    </style:style>
    <style:style style:name="P8" style:family="paragraph" style:parent-style-name="Heading_20_3">
      <style:paragraph-properties fo:margin-left="0in" fo:margin-right="0in" fo:margin-top="0.5835in" fo:margin-bottom="0in" loext:contextual-spacing="false" fo:text-indent="0in" style:auto-text-indent="false"/>
      <style:text-properties fo:font-variant="normal" fo:text-transform="none" style:font-name="medium-content-sans-serif-font1" fo:font-style="normal" fo:font-weight="bold"/>
    </style:style>
    <style:style style:name="P9" style:family="paragraph" style:parent-style-name="Quotations">
      <style:paragraph-properties fo:margin-left="0in" fo:margin-right="0in" fo:margin-top="0.1252in" fo:margin-bottom="0in" loext:contextual-spacing="false" fo:text-indent="0in" style:auto-text-indent="false" fo:padding-left="0.2083in" fo:padding-right="0in" fo:padding-top="0in" fo:padding-bottom="0in" fo:border-left="2.24pt solid #000000" fo:border-right="none" fo:border-top="none" fo:border-bottom="none"/>
    </style:style>
    <style:style style:name="T1" style:family="text">
      <style:text-properties fo:font-weight="bold"/>
    </style:style>
    <style:style style:name="T2" style:family="text">
      <style:text-properties fo:font-variant="normal" fo:text-transform="none" style:font-name="medium-content-sans-serif-font1" fo:font-style="normal"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7c5c"/>Computer programming languages are used to to communicate instructions to a computer. They are based on certain syntactic and semantic rules, which define the meaning of each of the programming language constructs.</text:p>
      <text:p text:style-name="P2"><text:bookmark text:name="2af2"/>Today I’ve got a list of every programming language I could find. I divided them into the following categories:</text:p>
      <text:list xml:id="list353169851" text:style-name="L1">
        <text:list-item>
          <text:p text:style-name="P5"><text:bookmark text:name="d169"/>Interpreted Programming Languages</text:p>
        </text:list-item>
        <text:list-item>
          <text:p text:style-name="P5"><text:bookmark text:name="476a"/>Functional Programming Languages</text:p>
        </text:list-item>
        <text:list-item>
          <text:p text:style-name="P5"><text:bookmark text:name="8051"/>Compiled Programming Languages</text:p>
        </text:list-item>
        <text:list-item>
          <text:p text:style-name="P5"><text:bookmark text:name="300a"/>Procedural Programming Languages</text:p>
        </text:list-item>
        <text:list-item>
          <text:p text:style-name="P5"><text:bookmark text:name="348e"/>Scripting Programming Languages</text:p>
        </text:list-item>
        <text:list-item>
          <text:p text:style-name="P5"><text:bookmark text:name="6366"/>Markup Programming Languages</text:p>
        </text:list-item>
        <text:list-item>
          <text:p text:style-name="P5"><text:bookmark text:name="9db4"/>Logic-Based Programming Languages</text:p>
        </text:list-item>
        <text:list-item>
          <text:p text:style-name="P5"><text:bookmark text:name="33f1"/>Concurrent Programming Languages</text:p>
        </text:list-item>
        <text:list-item>
          <text:p text:style-name="P4"><text:bookmark text:name="368b"/>Object-Oriented Programming Languages</text:p>
        </text:list-item>
      </text:list>
      <text:h text:style-name="P8" text:outline-level="3"><text:bookmark text:name="8907"/>Interpreted Programming Languages</text:h>
      <text:p text:style-name="P9"><text:bookmark text:name="1a61"/>An <text:span text:style-name="Strong_20_Emphasis"><text:span text:style-name="T1">interpreted language</text:span></text:span> is a programming language for which most of its implementations execute instructions directly, without previously compiling a program into machine-language instructions. The interpreter executes the program directly, translating each statement into a sequence of one or more subroutines already compiled into machine code. (Wikipedia)</text:p>
      <text:h text:style-name="P6" text:outline-level="4"><text:bookmark text:name="bce7"/><text:span text:style-name="Strong_20_Emphasis"><text:span text:style-name="T2">APL</text:span></text:span></text:h>
      <text:p text:style-name="P3"><text:bookmark text:name="2842"/>Named after the book <text:span text:style-name="Emphasis">A Programming Language </text:span>(Iverson, Kenneth E., 1962), APL is an array programming language. It can work simultaneously on multiple arrays of data. It is interpretive, interactive and a functional programming language.</text:p>
      <text:h text:style-name="P7" text:outline-level="4"><text:bookmark text:name="07bb"/><text:soft-page-break/>AutoIt</text:h>
      <text:p text:style-name="P3"><text:bookmark text:name="63f1"/>It is a freeware automation language for Microsoft Windows. It’s main intent is to create automation scripts that can be used for the execution of certain repetitive tasks on Windows.</text:p>
      <text:h text:style-name="P7" text:outline-level="4"><text:bookmark text:name="647d"/>BASIC</text:h>
      <text:p text:style-name="P3"><text:bookmark text:name="3775"/>Developed by John George Kemeny and Thomas Eugene Kurtz at Dartmouth in 1964, it is an acronym for <text:span text:style-name="Strong_20_Emphasis"><text:span text:style-name="T1">B</text:span></text:span>eginner’s <text:span text:style-name="Strong_20_Emphasis"><text:span text:style-name="T1">A</text:span></text:span>ll-purpose <text:span text:style-name="Strong_20_Emphasis"><text:span text:style-name="T1">S</text:span></text:span>ymbolic <text:span text:style-name="Strong_20_Emphasis"><text:span text:style-name="T1">I</text:span></text:span>nstruction <text:span text:style-name="Strong_20_Emphasis"><text:span text:style-name="T1">C</text:span></text:span>ode. It was designed with the intent of giving the non-science people an access to computers.</text:p>
      <text:h text:style-name="P7" text:outline-level="4"><text:bookmark text:name="a78b"/>Eiffel</text:h>
      <text:p text:style-name="P3"><text:bookmark text:name="8a16"/>It is an object-oriented programming language that is ISO-standardized and used to develop extensible and reusable software. It is a development platform for many industries such as finance, aerospace and video gaming.</text:p>
      <text:h text:style-name="P7" text:outline-level="4"><text:bookmark text:name="6fa6"/>Forth</text:h>
      <text:p text:style-name="P3"><text:bookmark text:name="e581"/>It is a structured imperative programming language, which bases its implementation on stacks. It supports an interactive execution of commands as well as the compilation of sequences of commands.</text:p>
      <text:h text:style-name="P7" text:outline-level="4"><text:bookmark text:name="658a"/>Frink</text:h>
      <text:p text:style-name="P3"><text:bookmark text:name="6b9a"/>Developed by Alan Eliasen and named after Professor John Frink, a popular fictional character. It is based on the Java Virtual Machine and focuses on science and engineering. Its striking feature is that it tracks the units of measure through all the calculations that enables quantities to contain their units of measurement.</text:p>
      <text:h text:style-name="P7" text:outline-level="4"><text:bookmark text:name="9871"/>Game Maker Language</text:h>
      <text:p text:style-name="P3"><text:bookmark text:name="f419"/>It is an interpreted computer programming language intended to be used in cooperation with Game Maker, an application for game creation. Mark Overmars, a Dutch computer scientist, designed this language.</text:p>
      <text:h text:style-name="P7" text:outline-level="4"><text:bookmark text:name="ab2d"/>ICI</text:h>
      <text:p text:style-name="P3"><text:bookmark text:name="d715"/>Designed by Tim Long in 1992, ICI is a general purpose interpreted computer programming language. It supports dynamic typing, flexible data types and other language constructs similar to C.</text:p>
      <text:h text:style-name="P7" text:outline-level="4"><text:bookmark text:name="85bc"/><text:soft-page-break/>J</text:h>
      <text:p text:style-name="P3"><text:bookmark text:name="dccf"/>Ken Iverson and Roger Hui developed this programming language that requires only the basic ASCII character set. It is an array programming language that works well with mathematical and statistical operations.</text:p>
      <text:h text:style-name="P7" text:outline-level="4"><text:bookmark text:name="20c3"/>Lisp</text:h>
      <text:p text:style-name="P3"><text:bookmark text:name="785d"/>Lisp is the second-oldest high-level programming language in widespread use today. The name Lisp is derived from ‘List Processing Language’. One of the important data structures that Lisp supports is linked list. Lisp programs deal with source code as a data structure.</text:p>
      <text:h text:style-name="P7" text:outline-level="4"><text:bookmark text:name="87f1"/>Lua</text:h>
      <text:p text:style-name="P3"><text:bookmark text:name="3737"/>Members of the Computer Graphics Technology Group developed Lua in 1993. It is an imperative and procedural programming language that was designed as a scripting language. It is known for being simple yet powerful.</text:p>
      <text:h text:style-name="P7" text:outline-level="4"><text:bookmark text:name="978e"/>M</text:h>
      <text:p text:style-name="P3"><text:bookmark text:name="fd40"/>M is short for MUMPS, a programming language created for the health care industry. Neil Pappalardo, the founder of medical information technology and his associates developed the M language.</text:p>
      <text:h text:style-name="P7" text:outline-level="4"><text:bookmark text:name="d282"/>Pascal</text:h>
      <text:p text:style-name="P3"><text:bookmark text:name="290f"/>It is a procedural programming language that was intended to use data structuring and structured programming. Niklaus Wirth, a Swiss computer scientist designed this language and it was named after Blaise Pascal, a French mathematician and philosopher.</text:p>
      <text:h text:style-name="P7" text:outline-level="4"><text:bookmark text:name="1589"/>PCASTL</text:h>
      <text:p text:style-name="P3"><text:bookmark text:name="95ab"/>An acronym for <text:span text:style-name="Emphasis">by Parent and Childset Accessible Syntax Tree Language</text:span>, it is a high-level language developed by Philippe Choquette and falls under the class of interpreted computer programming languages. It is specially designed for self-modifying code.</text:p>
      <text:h text:style-name="P7" text:outline-level="4"><text:bookmark text:name="e3cd"/>Perl</text:h>
      <text:p text:style-name="P3"><text:bookmark text:name="c678"/>Perl is a high-level interpreted programming language that supports dynamic programming. It was developed by Larry Wall, a linguist who served as a systems administrator at NASA. It provides the programmers with text processing facilities and has a blend of features adopted from various languages like C, Lisp, and Awk.</text:p>
      <text:h text:style-name="P7" text:outline-level="4"><text:bookmark text:name="6a03"/><text:soft-page-break/>PostScript</text:h>
      <text:p text:style-name="P3"><text:bookmark text:name="a056"/>It is used in the desktop publishing field and is known as a page description language. It is a dynamically typed stack-based programming language developed by John Warnock, an American computer scientist and Charles Geschke, a notable figure in the field of computer science. These developers went on to found the very well-known company, Adobe Systems.</text:p>
      <text:h text:style-name="P7" text:outline-level="4"><text:bookmark text:name="105b"/>Python</text:h>
      <text:p text:style-name="P3"><text:bookmark text:name="4b95"/>It is a high-level programming language that supports imperative, object-oriented, and functional programming paradigms. In its features like the dynamic type system and automatic memory management, it is similar to Perl. Originally released in 1991 by Guido van Rossum, a Dutch computer programmer, Python is an open community-based language whose development is managed by the Python Software Foundation.</text:p>
      <text:h text:style-name="P7" text:outline-level="4"><text:bookmark text:name="2669"/>REXX</text:h>
      <text:p text:style-name="P3"><text:bookmark text:name="ed4c"/>Short for Restructured Extended Executor, REXX is an interpreted language developed by IBM. It was designed with an intent to be an easily learnable and readable language. NetRexx is the IBM’s implementation of REXX that offers object-oriented programming. Object REXX is an object-oriented scripting language that is based on REXX.</text:p>
      <text:h text:style-name="P7" text:outline-level="4"><text:bookmark text:name="cfe8"/>Ruby</text:h>
      <text:p text:style-name="P3"><text:bookmark text:name="014a"/>The efforts for developing this language initiated in Japan in the 1990s. Similar to Perl, it has a dynamic type system and an automatic memory management. It supports multiple programming paradigms and is a dynamic object-oriented language.</text:p>
      <text:h text:style-name="P7" text:outline-level="4"><text:bookmark text:name="d873"/>S-Lang</text:h>
      <text:p text:style-name="P3"><text:bookmark text:name="65db"/>Originally developed as a stack-based language, S-Lang has evolved as a language similar to C. It was developed by John E. Davis.</text:p>
      <text:h text:style-name="P7" text:outline-level="4"><text:bookmark text:name="50ab"/>Spin</text:h>
      <text:p text:style-name="P3"><text:bookmark text:name="6a23"/>It is a multitasking object-oriented programming language whose compiler converts the Spin code into bytecodes. Multiple Spin code threads can run at a time, thus enabling multitasking. Spin was developed by Chip Gracey of Parallax.</text:p>
      <text:h text:style-name="P8" text:outline-level="3"><text:bookmark text:name="acb5"/><text:soft-page-break/>Functional Programming Languages</text:h>
      <text:p text:style-name="P9"><text:bookmark text:name="c88d"/><text:span text:style-name="Strong_20_Emphasis"><text:span text:style-name="T1">Functional programming languages</text:span></text:span> define every computation as a mathematical evaluation. They focus on the application of functions. Many of the functional programming languages are bound to mathematical calculations.</text:p>
      <text:h text:style-name="P7" text:outline-level="4"><text:bookmark text:name="40db"/>Charity</text:h>
      <text:p text:style-name="P3"><text:bookmark text:name="e9d0"/>It is a purely functional, not-Turing-complete language, which means that all its programs are guaranteed to terminate. Charity was designed at the University of Calgary, a public University in Canada.</text:p>
      <text:h text:style-name="P7" text:outline-level="4"><text:bookmark text:name="a2dc"/>Clean</text:h>
      <text:p text:style-name="P3"><text:bookmark text:name="8178"/>It is a purely functional programming language that supports portability across platforms, automatic garbage collection, multiple data structures and referential transparency, which means that a function with a given input will always give the same output.</text:p>
      <text:h text:style-name="P7" text:outline-level="4"><text:bookmark text:name="3476"/>Curry</text:h>
      <text:p text:style-name="P3"><text:bookmark text:name="0155"/>It is a functional logic programming language that implements functional and logic programming as well as constraint programming, wherein the relationships between variables are stated in the form of constraints.</text:p>
      <text:h text:style-name="P7" text:outline-level="4"><text:bookmark text:name="57f7"/>Erlang</text:h>
      <text:p text:style-name="P3"><text:bookmark text:name="3eef"/>It is a concurrent programming language that includes a sequential subset, which supports functional programming. Ericsson developed Erlang as a distributed soft real-time and fault-tolerant language and released it as an open source computer programming language in 1998. It is one of the most popularly used functional programming languages.</text:p>
      <text:h text:style-name="P7" text:outline-level="4"><text:bookmark text:name="cb88"/>F#</text:h>
      <text:p text:style-name="P3"><text:bookmark text:name="b51a"/>It targets the .NET Framework and supports both functional as well as imperative object-oriented programming. Don Syme at the Microsoft Research developed this language, which is now being developed at the Microsoft Developer Division. F Sharp, as it is called, will soon be integrated into the .NET Framework and Visual Studio.</text:p>
      <text:h text:style-name="P7" text:outline-level="4"><text:bookmark text:name="3cc6"/>Haskell</text:h>
      <text:p text:style-name="P3"><text:bookmark text:name="68f9"/>Named in honor of Haskell Curry, a logician, Haskell is a standardized purely functional language. It supports pattern matching, definable operators, single assignment, algebraic data types and recursive functions.</text:p>
      <text:h text:style-name="P7" text:outline-level="4"><text:bookmark text:name="6451"/><text:soft-page-break/>Joy</text:h>
      <text:p text:style-name="P3"><text:bookmark text:name="fa78"/>It is a purely functional language that is based on a composition of functions. Manfred von Thun of La Trobe University in Australia developed this language.</text:p>
      <text:h text:style-name="P7" text:outline-level="4"><text:bookmark text:name="5889"/>Kite</text:h>
      <text:p text:style-name="P3"><text:bookmark text:name="22fa"/>It came up in 2006 with a feature set consisting of a blend of object-oriented and functional programming features. It is a fast-running language. Interestingly, Kite uses the pipe character for functional calls rather than using the period or arrow characters in other languages.</text:p>
      <text:h text:style-name="P7" text:outline-level="4"><text:bookmark text:name="c219"/>ML</text:h>
      <text:p text:style-name="P3"><text:bookmark text:name="a4d1"/>Robin Milner and his associates at the University of Edinburgh came up with ML in the 1970s. It is an impure functional language as it supports imperative programming. Standard ML is popular among compiler writers and is a modular, functional programming language. Alice is a dialect of Standard ML, which supports distributed computing, multithreading and constraint programming. Caml is another dialect of ML and is a statically typed language that supports automatic memory management. Ocaml is the implementation of Caml that is developed as an open source project. JoCaml is a version of Ocaml based on join-calculus.</text:p>
      <text:h text:style-name="P7" text:outline-level="4"><text:bookmark text:name="0b75"/>Nemerle</text:h>
      <text:p text:style-name="P3"><text:bookmark text:name="ea3a"/>It is a statically typed programming language that is designed for the .NET platform. Programs in Nemerle are compiled into an intermediate language bytecode. It supports functional, imperative, and object-oriented programming.</text:p>
      <text:h text:style-name="P7" text:outline-level="4"><text:bookmark text:name="58b8"/>OPAL</text:h>
      <text:p text:style-name="P3"><text:bookmark text:name="8486"/>The name stands for Optimized Applicative Language and is a functional programming language developed at the Technical University of Berlin.</text:p>
      <text:h text:style-name="P7" text:outline-level="4"><text:bookmark text:name="2654"/>OPS5</text:h>
      <text:p text:style-name="P3"><text:bookmark text:name="f0a4"/>It is a rule-based production system computer language that became the first language to be used in an expert system.</text:p>
      <text:h text:style-name="P7" text:outline-level="4"><text:bookmark text:name="a82e"/>Q</text:h>
      <text:p text:style-name="P3"><text:bookmark text:name="6fcb"/>It is called Q for being an equational programming language. It is an interpreted functional language that was designed by Albert Graf at the University of Mainz in Germany. It can be described as a set of equations used to evaluate expressions.</text:p>
      <text:h text:style-name="P8" text:outline-level="3"><text:bookmark text:name="37e9"/><text:soft-page-break/>Compiled Programming Languages</text:h>
      <text:p text:style-name="P9"><text:bookmark text:name="b187"/>A <text:span text:style-name="Strong_20_Emphasis"><text:span text:style-name="T1">compiled language</text:span></text:span> is a programming language whose implementations are typically compilers (translators that generate machine code from source code), and not interpreters (step-by-step executors of source code, where no pre-runtime translation takes place). (Wikipedia)</text:p>
      <text:h text:style-name="P7" text:outline-level="4"><text:bookmark text:name="0dfc"/>Ada</text:h>
      <text:p text:style-name="P3"><text:bookmark text:name="6c6b"/>It is a statically typed, structured, imperative programming language that is based on Pascal. A team of CII Honeywell Bull that was led by Jean Ichbiah developed Ada. The Ada compilers are validated for mission-critical systems. Ada is an internationally standardized computer programming language.</text:p>
      <text:h text:style-name="P7" text:outline-level="4"><text:bookmark text:name="cc78"/>ALGOL</text:h>
      <text:p text:style-name="P3"><text:bookmark text:name="68ce"/>Algorithmic Language, as it is called, is actually a family of imperative programming languages that was developed in the middle 1950s. It proved instrumental in the creation of programming languages like BCPL, B and C. Ole-Johan Dahl and Kristen Nygaard of the Norwegian Computing Center in Oslo were the brains behind Simula.</text:p>
      <text:h text:style-name="P7" text:outline-level="4"><text:bookmark text:name="265a"/>C</text:h>
      <text:p text:style-name="P3"><text:bookmark text:name="e5b3"/>Dennis Ritchie at the Bell Telephone Laboratories developed C to be used on the Unix platform. It is a general-purpose, cross-platform, procedural, imperative programming language. It is used for implementing system software and application software and is one of the most-used computer programming languages of today. The development of C++ and C# was influenced by C.</text:p>
      <text:h text:style-name="P7" text:outline-level="4"><text:bookmark text:name="7a39"/>C++</text:h>
      <text:p text:style-name="P3"><text:bookmark text:name="9515"/>It consists of a combination of high-level and low-level language features and is hence considered as a middle-level programming language. Bjarne Stroustrup of Bell Labs developed C++ as an extension of the C language. Originally known as ‘C with Classes’, it came to be known as C++ from 1983. It is a multi-paradigm language that supports procedural programming, generic programming, object-oriented programming, and data abstraction.</text:p>
      <text:h text:style-name="P7" text:outline-level="4"><text:bookmark text:name="5d94"/>C#</text:h>
      <text:p text:style-name="P3"><text:bookmark text:name="0975"/>C Sharp is a multi-paradigm programming language that supports imperative, generic and object-oriented programming. It is a part of the Microsoft .NET Framework. It is similar to C++ in its object-oriented syntax and is also influenced by Java and Delphi.</text:p>
      <text:h text:style-name="P7" text:outline-level="4"><text:bookmark text:name="4459"/>CLEO</text:h>
      <text:p text:style-name="P3"><text:bookmark text:name="8f96"/>It is known as the Clear Language for Expressing Orders and is a computer language for the LEO computer.</text:p>
      <text:h text:style-name="P7" text:outline-level="4"><text:bookmark text:name="23ae"/><text:soft-page-break/>COBOL</text:h>
      <text:p text:style-name="P3"><text:bookmark text:name="ce87"/>The name stands for Common Business-Oriented Language that is designed for the business and finance domain. COBOL 2002 standard supports object-oriented programming. It is one of the very old programming languages that are still in use.</text:p>
      <text:h text:style-name="P7" text:outline-level="4"><text:bookmark text:name="7d21"/>Cobra</text:h>
      <text:p text:style-name="P3"><text:bookmark text:name="2047"/>It is an object-oriented programming language that runs on .NET and Mono frameworks. Chuck Esterbrook developed it. Its design is influenced by languages like Python and C#. It supports static and dynamic typing and is suited for unit tests. Today, it is an open source project.</text:p>
      <text:h text:style-name="P7" text:outline-level="4"><text:bookmark text:name="9043"/>D</text:h>
      <text:p text:style-name="P3"><text:bookmark text:name="cce9"/>Originally designed as an enhancement of C++, it is also influenced by Java, Eiffel, and C#. It is an object-oriented, imperative, multi-paradigm system programming language developed by Walter Bright of Digital Mars.</text:p>
      <text:h text:style-name="P7" text:outline-level="4"><text:bookmark text:name="6546"/>DASL</text:h>
      <text:p text:style-name="P3"><text:bookmark text:name="21e8"/>Acronym of Distributed Application Specification Language, it is a high-level, strongly typed programming language that was developed at the Sun Microsystems. It was created with an intent to be used for developing web applications.</text:p>
      <text:h text:style-name="P7" text:outline-level="4"><text:bookmark text:name="ed0b"/>DIBOL</text:h>
      <text:p text:style-name="P3"><text:bookmark text:name="b0f4"/>Acronym of Digital Interactive Business Oriented Language, DIBOL is a general-purpose procedural imperative programming language. It is fairly similar to COBOL as it’s best suited for the development of Management Information Systems.</text:p>
      <text:h text:style-name="P7" text:outline-level="4"><text:bookmark text:name="49ad"/>Fortran</text:h>
      <text:p text:style-name="P3"><text:bookmark text:name="f4f7"/>It is a procedural, imperative, general purpose computer programming language that works well for scientific computations and numeric operations. After IBM developed it in the 1950s, it soon gained popularity in programming. It is very popular in the field of high-performance computing. It is a structured and compiled programming language that is a subset of Fortran95. Fortran 2003, a revised version of Fortran supports object-oriented programming.</text:p>
      <text:h text:style-name="P7" text:outline-level="4"><text:bookmark text:name="9d6f"/>Java</text:h>
      <text:p text:style-name="P3"><text:bookmark text:name="4bba"/>It is a general-purpose computer programming language that is concurrent, class-based, object-oriented, and specifically designed to have as few implementation dependencies as possible. Compiled Java code can run on all platforms that support Java without the need for recompilation. It is a very popular language of the modern times.</text:p>
      <text:h text:style-name="P7" text:outline-level="4"><text:bookmark text:name="ef85"/><text:soft-page-break/>JOVIAL</text:h>
      <text:p text:style-name="P3"><text:bookmark text:name="0c52"/>It is a high-order computer programming language similar to ALGOL. It is best-suited to the design and development of embedded systems.</text:p>
      <text:h text:style-name="P7" text:outline-level="4"><text:bookmark text:name="0a94"/>Objective-C</text:h>
      <text:p text:style-name="P3"><text:bookmark text:name="c8fb"/>It is a reflective object-oriented programming language that adds messaging services to C.</text:p>
      <text:h text:style-name="P7" text:outline-level="4"><text:bookmark text:name="3136"/>SMALL</text:h>
      <text:p text:style-name="P3"><text:bookmark text:name="edf2"/>The name stands for Small Machine Algol-like Language. It provides the programmers with abilities to write an ALGOL-like code that can be run on small machines.</text:p>
      <text:h text:style-name="P7" text:outline-level="4"><text:bookmark text:name="b139"/>Smalltalk</text:h>
      <text:p text:style-name="P3"><text:bookmark text:name="d573"/>It is a reflective, object-oriented programming language that supports dynamic typing. Alan Kay, Adele Goldberg, Dan Ingalls, Scott Wallace, Ted Kaehler and their associates at Xerox PARC developed Smalltalk. They designed it for educational use and it soon became popular. VisualWorks is a prominent implementation of Smalltalk. Squeak is a programming language that is in the form of an implementation of Smalltalk. Scratch is a visual programming language based on Squeak.</text:p>
      <text:h text:style-name="P7" text:outline-level="4"><text:bookmark text:name="66e1"/>Turing</text:h>
      <text:p text:style-name="P3"><text:bookmark text:name="be3c"/>It was developed by Ric Holt and James Cordy of the University of Toronto, Canada, in 1982. It was named in honor of the British computer scientist, Alan Turing. This Pascal-like language is a freeware since 2007.</text:p>
      <text:h text:style-name="P7" text:outline-level="4"><text:bookmark text:name="6297"/>Visual Basic</text:h>
      <text:p text:style-name="P3"><text:bookmark text:name="64d2"/>It is an event-driven programming language that is packaged with an integrated development environment. It inherits many of its features from BASIC. Its graphical development features make it easy for beginners to learn VB.</text:p>
      <text:h text:style-name="P7" text:outline-level="4"><text:bookmark text:name="8392"/>Visual FoxPro</text:h>
      <text:p text:style-name="P3"><text:bookmark text:name="53b1"/>It is an object-oriented and procedural programming language derived from FoxPro. It is integrated with a relational database system of its own and does not require an additional programming environment. It supports dynamic programming.</text:p>
      <text:h text:style-name="P7" text:outline-level="4"><text:bookmark text:name="998e"/><text:soft-page-break/>XL</text:h>
      <text:p text:style-name="P3"><text:bookmark text:name="ad4b"/>It is created with an intent to support concept programming, a programming paradigm that focuses on how concepts residing in a programmer’s mind can be transformed into code constructs. Programmers can reconfigure XL’s syntax and semantics.</text:p>
      <text:h text:style-name="P8" text:outline-level="3"><text:bookmark text:name="f60c"/>Procedural Programming Languages</text:h>
      <text:p text:style-name="P9"><text:bookmark text:name="5e84"/><text:span text:style-name="Strong_20_Emphasis"><text:span text:style-name="T1">Procedural (imperative) programming</text:span></text:span> implies specifying the steps that the programs should take to reach to an intended state. A procedure is a group of statements that can be referenced through a procedure call. Procedures help in the reuse of code. Procedural programming makes the programs structured and easily traceable for program flow.</text:p>
      <text:h text:style-name="P7" text:outline-level="4"><text:bookmark text:name="137a"/>Bliss</text:h>
      <text:p text:style-name="P3"><text:bookmark text:name="27f3"/>It is a system programming language and was one of the best-known languages of this type till C came up. W.A. Wolf, D.B. Russell and A.N. Habermann of the Carnegie Mellon University developed Bliss. It includes exception handling mechanisms, coroutines and macros while it excludes the goto statement.</text:p>
      <text:h text:style-name="P7" text:outline-level="4"><text:bookmark text:name="7894"/>ChucK</text:h>
      <text:p text:style-name="P3"><text:bookmark text:name="0254"/>It is a concurrent and strongly timed audio programming language that runs on Mac OS X, Linux as well as Microsoft Windows. It is especially known for the ability it gives to the programmers to do some modifications even in the running programs.</text:p>
      <text:h text:style-name="P7" text:outline-level="4"><text:bookmark text:name="6e7d"/>CLIST</text:h>
      <text:p text:style-name="P3"><text:bookmark text:name="8f7a"/>It is a procedural programming language in the form of a set of commands that need to be executed in a sequence like that of a batch file.</text:p>
      <text:h text:style-name="P7" text:outline-level="4"><text:bookmark text:name="737a"/>HyperTalk</text:h>
      <text:p text:style-name="P3"><text:bookmark text:name="51dd"/>It is a high-level programming language that was intended to be used by programmers at the beginner’s level. The programmers of this computer language were known as authors and the act of writing programs was called scripting. HyperTalk was designed by Dan Winker in 1987. Structurally, it resembles Pascal.</text:p>
      <text:h text:style-name="P7" text:outline-level="4"><text:bookmark text:name="5355"/>Modula-2</text:h>
      <text:p text:style-name="P3"><text:bookmark text:name="bb07"/>It is a general-purpose procedural language created in 1978 by Niklaus Wirth at ETH. It is similar to Pascal and has systems programming and multiprogramming features.</text:p>
      <text:h text:style-name="P7" text:outline-level="4"><text:bookmark text:name="9526"/><text:soft-page-break/>Oberon</text:h>
      <text:p text:style-name="P3"><text:bookmark text:name="051d"/>Niklaus Wirth, the man behind Pascal and Modula came up with Oberon in 1986. It was designed as a part of the Oberon operating system. It is similar to Modula-2 but smaller than it.</text:p>
      <text:h text:style-name="P7" text:outline-level="4"><text:bookmark text:name="be33"/>Component Pascal</text:h>
      <text:p text:style-name="P3"><text:bookmark text:name="0685"/>It is a programming language that seems to be related to Pascal, but is actually incompatible with it. It is actually a variant of Oberon-2. Lagoona is an experimental programming language that supports component-oriented programming, a paradigm of decomposing a system into logical or functional components. Michael Franz, a student of Niklaus Wirth developed Lagoona. Seneca, better known as Oberon-2 is an extension of the Oberon programming language.</text:p>
      <text:h text:style-name="P7" text:outline-level="4"><text:bookmark text:name="a557"/>MATLAB</text:h>
      <text:p text:style-name="P3"><text:bookmark text:name="a445"/>It is a numerical computing environment and a programming language that enables matrix computations, function plotting, and algorithm implementation. It can also be used for user interface creation. MathWorks created MATLAB.</text:p>
      <text:h text:style-name="P7" text:outline-level="4"><text:bookmark text:name="6bda"/>Occam</text:h>
      <text:p text:style-name="P3"><text:bookmark text:name="35e6"/>It is an imperative procedural language that was developed by David May and his colleagues at INMOS. It is similar to Pascal. Occam-pi is a variant of Occam that has been extended to include nested protocols, recursion, protocol inheritance, array constructors and run-time process creation.</text:p>
      <text:h text:style-name="P7" text:outline-level="4"><text:bookmark text:name="7ab9"/>PL/C</text:h>
      <text:p text:style-name="P3"><text:bookmark text:name="4ed9"/>It was developed for being used to teach programming. It was created at the Cornell University in the 1970s.</text:p>
      <text:h text:style-name="P7" text:outline-level="4"><text:bookmark text:name="53ef"/>PL/I</text:h>
      <text:p text:style-name="P3"><text:bookmark text:name="45db"/>It is an imperative computer programming language targeted at scientific and engineering applications. Mainly intended to perform data processing, it also supports structured programming and recursion.</text:p>
      <text:h text:style-name="P7" text:outline-level="4"><text:bookmark text:name="f8ad"/>Rapira</text:h>
      <text:p text:style-name="P3"><text:bookmark text:name="2c47"/>It is a procedural programming language that was used in teaching computer programming in Soviet schools. Developed in the USSR, initially this language had Russian-based keywords. English keywords were incorporated later.</text:p>
      <text:h text:style-name="P7" text:outline-level="4"><text:bookmark text:name="7f2d"/><text:soft-page-break/>RPG</text:h>
      <text:p text:style-name="P3"><text:bookmark text:name="fab0"/>This programming language is used for business applications. It is available with the IBM’s System I midrange computers.</text:p>
      <text:h text:style-name="P8" text:outline-level="3"><text:bookmark text:name="76c2"/>Scripting Languages</text:h>
      <text:p text:style-name="P9"><text:bookmark text:name="02a6"/><text:span text:style-name="Strong_20_Emphasis"><text:span text:style-name="T1">Scripting languages</text:span></text:span> are programming languages that control an application. Scripts can execute independent of any other application. They are mostly embedded in the application that they control and are used to automate frequently executed tasks like communicating with external programs.</text:p>
      <text:h text:style-name="P7" text:outline-level="4"><text:bookmark text:name="24e8"/>AppleScript</text:h>
      <text:p text:style-name="P3"><text:bookmark text:name="2d99"/>It is a scripting language that is built into the Mac OS.</text:p>
      <text:h text:style-name="P7" text:outline-level="4"><text:bookmark text:name="045d"/>Awk</text:h>
      <text:p text:style-name="P3"><text:bookmark text:name="616c"/>Awk was born in the Bell Labs in the 1970s. It is used for processing text-based data in data streams and files and uses the string datatype, arrays, and regular expressions.</text:p>
      <text:h text:style-name="P7" text:outline-level="4"><text:bookmark text:name="8c3e"/>BeanShell</text:h>
      <text:p text:style-name="P3"><text:bookmark text:name="3dd0"/>It is a java scripting language that is syntactically similar to Java and runs on the Java Runtime Environment along with scripting commands and syntax.</text:p>
      <text:h text:style-name="P7" text:outline-level="4"><text:bookmark text:name="8bd4"/>ColdFusion</text:h>
      <text:p text:style-name="P3"><text:bookmark text:name="de35"/>It is an application server and software development framework that comes with an associated scripting language known as ColdFusion Markup Language. It is known as CFML and is similar to HTML in terms of its syntax.</text:p>
      <text:h text:style-name="P7" text:outline-level="4"><text:bookmark text:name="709a"/>F-Script</text:h>
      <text:p text:style-name="P3"><text:bookmark text:name="33ac"/>It is an object-oriented scripting language that is closely similar to Smalltalk with an additional feature of array programming.</text:p>
      <text:h text:style-name="P7" text:outline-level="4"><text:bookmark text:name="41e5"/>JASS</text:h>
      <text:p text:style-name="P3"><text:bookmark text:name="ba8c"/>It is an event-driven scripting language that provides the programmers with an extensive API.</text:p>
      <text:h text:style-name="P7" text:outline-level="4"><text:bookmark text:name="86d5"/><text:soft-page-break/>Maya Embedded Language</text:h>
      <text:p text:style-name="P3"><text:bookmark text:name="a13f"/>Abbreviated as MEL, it is a scripting language that is used to support tasks on the Maya software. Its syntax resembles that of Perl.</text:p>
      <text:h text:style-name="P7" text:outline-level="4"><text:bookmark text:name="d8ca"/>Mondrian</text:h>
      <text:p text:style-name="P3"><text:bookmark text:name="5944"/>This scripting language is aimed for Internet use and is looked upon as being a combination of Haskell and Java.</text:p>
      <text:h text:style-name="P7" text:outline-level="4"><text:bookmark text:name="7c1a"/>PHP</text:h>
      <text:p text:style-name="P3"><text:bookmark text:name="4311"/>PHP is one of the very popularly used general purpose scripting languages. It is developed for creating dynamic web pages and supports a command line interface capability.</text:p>
      <text:h text:style-name="P7" text:outline-level="4"><text:bookmark text:name="08a0"/>Revolution</text:h>
      <text:p text:style-name="P3"><text:bookmark text:name="4099"/>It is a rapid application development language that is based on HyperTalk. It is a cross-platform language that supports dynamic typing.</text:p>
      <text:h text:style-name="P7" text:outline-level="4"><text:bookmark text:name="e1a8"/>Tcl</text:h>
      <text:p text:style-name="P3"><text:bookmark text:name="998b"/>It is a scripting language, which is believed to be easy to learn. It is used for rapid prototyping and has found utility in embedded systems.</text:p>
      <text:h text:style-name="P7" text:outline-level="4"><text:bookmark text:name="f028"/>VBScript</text:h>
      <text:p text:style-name="P3"><text:bookmark text:name="94b2"/>It is an active scripting language that Microsoft developed as a variation of Microsoft Visual Basic. VBScript is a default component with each of the Desktop releases of Microsoft Windows.</text:p>
      <text:h text:style-name="P7" text:outline-level="4"><text:bookmark text:name="27a0"/>Windows PowerShell</text:h>
      <text:p text:style-name="P3"><text:bookmark text:name="76d1"/>It is Microsoft’s command line shell and a scripting language. Released in 2006, it is available with Windows XP, Windows Vista as also with Windows Server 3003 and Windows Server 2008. It works in collaboration with Microsoft .NET Framework by means of executables, forms of standalone applications, regular .NET classes, cmdlets that are specialized .NET classes and scripts, the compositions of cmdlets and imperative logic.</text:p>
      <text:h text:style-name="P8" text:outline-level="3"><text:bookmark text:name="6563"/>Markup Languages</text:h>
      <text:p text:style-name="P9"><text:bookmark text:name="fd31"/>A <text:span text:style-name="Strong_20_Emphasis"><text:span text:style-name="T1">markup language</text:span></text:span> is an artificial language that uses annotations to text that define how the text is to be displayed.</text:p>
      <text:h text:style-name="P7" text:outline-level="4"><text:bookmark text:name="fe70"/><text:soft-page-break/>Curl</text:h>
      <text:p text:style-name="P3"><text:bookmark text:name="af84"/>It is a reflective object-oriented programming language. It is a markup language similar to HTML. Curl is an object-oriented programming language supporting multiple inheritance.</text:p>
      <text:h text:style-name="P7" text:outline-level="4"><text:bookmark text:name="9556"/>SGML</text:h>
      <text:p text:style-name="P3"><text:bookmark text:name="3d8e"/>Standardized General Markup Language (SGML) has descended from IBM’s Generalized Markup Language. It is an ISO standard metalanguage that can define markup languages for documents. It was designed with the intent of sharing machine-readable documents of large projects that had to be retained for long years.</text:p>
      <text:h text:style-name="P7" text:outline-level="4"><text:bookmark text:name="b068"/>HTML</text:h>
      <text:p text:style-name="P3"><text:bookmark text:name="7ceb"/>Hypertext Markup Language, abbreviated as HTML, is the most prominent markup language that is used for web pages. It is written in the form of HTML tags that are surrounded by angular brackets. HTML tags describe the appearance of the text in a document and can be embedded into certain other code to affect the web browser behavior. HTML uses the SGML default syntax.</text:p>
      <text:h text:style-name="P7" text:outline-level="4"><text:bookmark text:name="cf91"/>XML</text:h>
      <text:p text:style-name="P3"><text:bookmark text:name="a932"/>The name stands for Extensible Markup Language. It is extensible because it allows the users to define their own XML elements. It supports the sharing of structured data over the Internet and the encoding and serializing of data. It originated as a subset of SGML. XPath is the XML Path Language that is used to select nodes from an XML document. It supports the computation of values. XQuery is used to query the collections of XML data. Extensible Stylesheet Language Transformations (XSLT) is an XML-based language that is used for the transformation of XML documents into human-readable formats. Apache Ant is a tool for the automation of software build processes. It uses XML to describe the build processes.</text:p>
      <text:h text:style-name="P7" text:outline-level="4"><text:bookmark text:name="f922"/>XHTML</text:h>
      <text:p text:style-name="P3"><text:bookmark text:name="c03b"/>It is a markup language that is similar to HTML and follows the XML syntax. It is midway between HTML and XML. XHTML documents allow automated processing of data.</text:p>
      <text:h text:style-name="P8" text:outline-level="3"><text:bookmark text:name="14da"/>Logic-based Programming Languages</text:h>
      <text:p text:style-name="P9"><text:bookmark text:name="20f0"/><text:span text:style-name="Strong_20_Emphasis"><text:span text:style-name="T1">Logic programming</text:span></text:span> is a type of programming paradigm which is largely based on formal logic. Any program written in a logic programming language is a set of sentences in logical form, expressing facts and rules about some problem domain. (Wikipedia)</text:p>
      <text:h text:style-name="P7" text:outline-level="4"><text:bookmark text:name="d247"/><text:soft-page-break/>ALF</text:h>
      <text:p text:style-name="P3"><text:bookmark text:name="74a9"/>Algebraic Logic Functional Programming Language is a multi-paradigm programming language that is a combination of functional programming and logic programming. ALF program statements are compiled into instructions of an abstract machine. An emulator written in C executes the programs of the abstract machine.</text:p>
      <text:h text:style-name="P7" text:outline-level="4"><text:bookmark text:name="2374"/>Fril</text:h>
      <text:p text:style-name="P3"><text:bookmark text:name="4434"/>Fril language was designed by Trevor Martin and Jim Baldwin at the University of Bristol in the 1980s. It is for first-order predicate calculus. It supports fuzzy sets and metaprogramming and is based on the Prolog syntax.</text:p>
      <text:h text:style-name="P7" text:outline-level="4"><text:bookmark text:name="ef8b"/>Janus</text:h>
      <text:p text:style-name="P3"><text:bookmark text:name="abed"/>Janus supports concurrent and constraint programming.</text:p>
      <text:h text:style-name="P7" text:outline-level="4"><text:bookmark text:name="b8fb"/>Leda</text:h>
      <text:p text:style-name="P3"><text:bookmark text:name="48ce"/>This computer programming language is a blend of logic-based, functional, imperative and object-oriented programming. It is thus one of the multi-paradigm languages.</text:p>
      <text:h text:style-name="P7" text:outline-level="4"><text:bookmark text:name="43cb"/>Oz</text:h>
      <text:p text:style-name="P3"><text:bookmark text:name="004a"/>It is a multi-paradigm language that supports functional, logic-based, imperative and object-oriented programming. Oz also supports concurrent and distributed programming. Constraint programming that is supported by Oz is one of the strengths of this language.</text:p>
      <text:h text:style-name="P7" text:outline-level="4"><text:bookmark text:name="02ee"/>Poplog</text:h>
      <text:p text:style-name="P3"><text:bookmark text:name="b21b"/>It is a powerful multi-paradigm software development environment whose core language is POP-11. All the languages of this development environment share a common language editor and are incrementally compiled programming languages.</text:p>
      <text:h text:style-name="P7" text:outline-level="4"><text:bookmark text:name="9fb5"/>Prolog</text:h>
      <text:p text:style-name="P3"><text:bookmark text:name="4a71"/>It is a general-purpose programming language that supports logic programming and is often linked with artificial intelligence and computational linguistics. The language is declarative and the program logic is expressed in the form of relations. Mercury is a functional logic programming language that is based on Prolog. Strawberry Prolog is a dialect of Prolog, which is supposed to be easy to use. Visual Prolog is a strongly typed extension of Prolog that supports object-oriented programming. It is a compiled logic-based programming language.</text:p>
      <text:h text:style-name="P7" text:outline-level="4"><text:bookmark text:name="7766"/><text:soft-page-break/>ROOP</text:h>
      <text:p text:style-name="P3"><text:bookmark text:name="d427"/>It is a multi-paradigm language that is built on C++. It is intended to be used with artificial intelligence systems. Its features offer a blend of procedural, logic-based, and object-oriented programming.</text:p>
      <text:h text:style-name="P8" text:outline-level="3"><text:bookmark text:name="bf36"/>Concurrent Programming Languages</text:h>
      <text:p text:style-name="P9"><text:bookmark text:name="ea89"/><text:span text:style-name="Strong_20_Emphasis"><text:span text:style-name="T1">Concurrent programming</text:span></text:span> is a computer programming technique that provides for the execution of operations concurrently — either within a single computer, or across a number of systems. In the latter case, the term distributed computing is used. (Wikipedia)</text:p>
      <text:h text:style-name="P7" text:outline-level="4"><text:bookmark text:name="e485"/>ABCL</text:h>
      <text:p text:style-name="P3"><text:bookmark text:name="5419"/>It is actually a family of Actor-Based Concurrent Languages, which was developed in Japan during the 1980s and the 1990s. ABCL/1, ABCL/R, and ABCL/R2 are some members of the ABCL family.</text:p>
      <text:h text:style-name="P7" text:outline-level="4"><text:bookmark text:name="5f09"/>Afnix</text:h>
      <text:p text:style-name="P3"><text:bookmark text:name="2af3"/>It is a multi-threaded functional programming language. Its interpreter is written in C++. Its runtime engine supports both 32 and 64 bit platforms.</text:p>
      <text:h text:style-name="P7" text:outline-level="4"><text:bookmark text:name="992c"/>Cilk</text:h>
      <text:p text:style-name="P3"><text:bookmark text:name="f4ac"/>Created at the MIT Laboratory in 1994, Cilk supports multithreaded parallel programming.</text:p>
      <text:h text:style-name="P7" text:outline-level="4"><text:bookmark text:name="1939"/>Concurrent Pascal</text:h>
      <text:p text:style-name="P3"><text:bookmark text:name="bff4"/>Per Brinch Hansen, a Danish-American computer scientist created Concurrent Pascal for writing operating systems and programming real-time systems.</text:p>
      <text:h text:style-name="P7" text:outline-level="4"><text:bookmark text:name="cf98"/>E</text:h>
      <text:p text:style-name="P3"><text:bookmark text:name="d3c0"/>It is an object-oriented programming language that supports distributed programming. Mark Miller, Dan Bornstein and associates at the Electric Communities developed E in 1997. Its syntax resembles that of Java.</text:p>
      <text:h text:style-name="P7" text:outline-level="4"><text:bookmark text:name="3d91"/>Joule</text:h>
      <text:p text:style-name="P3"><text:bookmark text:name="ad18"/>Joule is a concurrent dataflow programming language that preceded the E programming language. It is used for distributed applications.</text:p>
      <text:h text:style-name="P7" text:outline-level="4"><text:bookmark text:name="7f45"/><text:soft-page-break/>Limbo</text:h>
      <text:p text:style-name="P3"><text:bookmark text:name="4700"/>Developed at the Bell Labs, Limbo is used for programming distributed systems. Its striking feature is its compiler’s ability to generate architecture-independent object code. Limbo is used for applications running on Inferno operating system. Alex that was initially a part of the Plan 9 operating system is the predecessor of Limbo.</text:p>
      <text:h text:style-name="P7" text:outline-level="4"><text:bookmark text:name="7a3d"/>Pict</text:h>
      <text:p text:style-name="P3"><text:bookmark text:name="178f"/>It is a statically typed programming language, which is in the experimental stage today.</text:p>
      <text:h text:style-name="P7" text:outline-level="4"><text:bookmark text:name="7c12"/>SALSA</text:h>
      <text:p text:style-name="P3"><text:bookmark text:name="9fc0"/>Short for Simple Actor Language System and Architecture, SALSA supports concurrent programming, message passing, and distributed computing. It uses Java code for portability.</text:p>
      <text:h text:style-name="P7" text:outline-level="4"><text:bookmark text:name="a11a"/>SR</text:h>
      <text:p text:style-name="P3"><text:bookmark text:name="f2f1"/>Acronym of Synchronizing Resources, SR is a concurrent programming language.</text:p>
      <text:h text:style-name="P8" text:outline-level="3"><text:bookmark text:name="3c19"/>Object-Oriented Programming Languages</text:h>
      <text:p text:style-name="P9"><text:bookmark text:name="a929"/><text:span text:style-name="Strong_20_Emphasis"><text:span text:style-name="T1">Object-oriented programming</text:span></text:span> (<text:span text:style-name="Strong_20_Emphasis"><text:span text:style-name="T1">OOP</text:span></text:span>) is a programming paradigm based on the concept of “objects”, which may contain data, in the form of fields, often known as attributes; and code, in the form of procedures, often known as methods. In OOP, computer programs are designed by making them out of objects that interact with one another. (Wikipedia)</text:p>
      <text:h text:style-name="P7" text:outline-level="4"><text:bookmark text:name="fc68"/>Agora</text:h>
      <text:p text:style-name="P3"><text:bookmark text:name="4352"/>It is a prototype-based object-oriented programming language that features message passing mechanisms.</text:p>
      <text:h text:style-name="P7" text:outline-level="4"><text:bookmark text:name="55d5"/>BETA</text:h>
      <text:p text:style-name="P3"><text:bookmark text:name="28ea"/>It is an object-oriented programming language wherein classes and procedures revolve around the same concept and classes are defined as attributes of objects. It has strong abstraction mechanisms. BETA also supports nested classes.</text:p>
      <text:h text:style-name="P7" text:outline-level="4"><text:bookmark text:name="1e07"/>Cecil</text:h>
      <text:p text:style-name="P3"><text:bookmark text:name="fe6d"/>This object-oriented language was created by Craig Chambers at the University of Washington. It is similar to Objective-C and Modula-3.</text:p>
      <text:h text:style-name="P7" text:outline-level="4"><text:bookmark text:name="4fe3"/><text:soft-page-break/>Lava</text:h>
      <text:p text:style-name="P3"><text:bookmark text:name="c91f"/>Lava is a visual object-oriented interpreter-based programming language.</text:p>
      <text:h text:style-name="P7" text:outline-level="4"><text:bookmark text:name="dffd"/>Lisaac</text:h>
      <text:p text:style-name="P3"><text:bookmark text:name="bb3f"/>It was the first compiled object-oriented programming language that was based on prototype concepts. It also supports system programming.</text:p>
      <text:h text:style-name="P7" text:outline-level="4"><text:bookmark text:name="6c46"/>MOO</text:h>
      <text:p text:style-name="P3"><text:bookmark text:name="2b21"/>It is a dynamically typed prototype-based programming language that supports object-oriented programming. It supports exception handling mechanisms and looping constructs.</text:p>
      <text:h text:style-name="P7" text:outline-level="4"><text:bookmark text:name="772c"/>Moto</text:h>
      <text:p text:style-name="P3"><text:bookmark text:name="a7cf"/>It is an open source server-side programming language that comes with state and session management objects and database connectivity.</text:p>
      <text:h text:style-name="P7" text:outline-level="4"><text:bookmark text:name="1970"/>Object-Z</text:h>
      <text:p text:style-name="P3"><text:bookmark text:name="1a0c"/>It was developed at the University of Queensland, Australia. It extends the Z programming language by adding object-oriented features to it.</text:p>
      <text:h text:style-name="P7" text:outline-level="4"><text:bookmark text:name="4986"/>Obliq</text:h>
      <text:p text:style-name="P3"><text:bookmark text:name="6e58"/>It is an interpreted computer programming language that offers object-oriented programming features. It supports untyped variables and was designed for distributed and multithreaded computations.</text:p>
      <text:h text:style-name="P7" text:outline-level="4"><text:bookmark text:name="df8a"/>Oxygene</text:h>
      <text:p text:style-name="P3"><text:bookmark text:name="b45e"/>Based on Object Pascal, Oxygene is an object-oriented programming language with a rich feature set. Previously, it was known as ‘Chrome’.</text:p>
      <text:h text:style-name="P7" text:outline-level="4"><text:bookmark text:name="9cd6"/>Pliant</text:h>
      <text:p text:style-name="P3"><text:bookmark text:name="30ac"/>It is based on a dynamic compiler and comes with a unique ability of supporting low-level instruction lists as well as high-level expressions.</text:p>
      <text:h text:style-name="P7" text:outline-level="4"><text:bookmark text:name="a64f"/>Prograph</text:h>
      <text:p text:style-name="P3"><text:bookmark text:name="e4c0"/>It is a visual object-oriented multi-paradigm language that uses symbols to signify the actions to be performed on data.</text:p>
      <text:h text:style-name="P7" text:outline-level="4"><text:bookmark text:name="b023"/><text:soft-page-break/>REBOL</text:h>
      <text:p text:style-name="P3"><text:bookmark text:name="4e6e"/>REBOL is the acronym given to Relative Expression Based Object Language. It is designed for use on distributed platforms and in network communications.</text:p>
      <text:h text:style-name="P7" text:outline-level="4"><text:bookmark text:name="5ff4"/>Scala</text:h>
      <text:p text:style-name="P3"><text:bookmark text:name="32e6"/>The name Scala stands for Scalable Language. It is a multi-paradigm programming language, which offers object-oriented and functional programming features.</text:p>
      <text:h text:style-name="P7" text:outline-level="4"><text:bookmark text:name="c3d1"/>Self</text:h>
      <text:p text:style-name="P3"><text:bookmark text:name="5111"/>It is an object-oriented prototype-based computer programming language. NewtonScript is used to write programs for Apple Newton and is largely influenced by Self.</text:p>
      <text:h text:style-name="P7" text:outline-level="4"><text:bookmark text:name="3a17"/>Slate</text:h>
      <text:p text:style-name="P3"><text:bookmark text:name="1053"/>This object-oriented programming language is based on the concept of prototypes. It derives some of its features from Smalltalk and some from the Self language. The Slate design is intended at providing the programmers with an operating system-like environment.</text:p>
      <text:h text:style-name="P7" text:outline-level="4"><text:bookmark text:name="621e"/>XOTcl</text:h>
      <text:p text:style-name="P3"><text:bookmark text:name="02a2"/>It is an object-oriented extension of the Tool Command Language that supports metaclasses and dynamic classes and methods.</text:p>
      <text:h text:style-name="P7" text:outline-level="4"><text:bookmark text:name="cbf1"/>IO</text:h>
      <text:p text:style-name="P3"><text:bookmark text:name="3a5b"/>It is a pure object-oriented programming language having a prototype-based object model. It is small in size and can be executed on small portable virtual machin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dium-content-sans-serif-font1" svg:font-family="medium-content-sans-serif-font, 'Lucida Grande', 'Lucida Sans Unicode', 'Lucida Sans', Geneva, Arial, sans-serif"/>
    <style:font-face style:name="medium-content-sans-serif-font" svg:font-family="medium-content-sans-serif-font, apple-system, BlinkMacSystemFont, 'Segoe UI', Roboto, Oxygen, Ubuntu, Cantarell, 'Open Sans', 'Helvetica Neue',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21:20:52.394000000</meta:creation-date>
    <dc:date>2018-03-05T21:21:53.290000000</dc:date>
    <meta:editing-duration>PT1M1S</meta:editing-duration>
    <meta:editing-cycles>1</meta:editing-cycles>
    <meta:document-statistic meta:table-count="0" meta:image-count="0" meta:object-count="0" meta:page-count="19" meta:paragraph-count="273" meta:word-count="4742" meta:character-count="31198" meta:non-whitespace-character-count="26737"/>
    <meta:generator>LibreOffice/6.0.2.1$Windows_X86_64 LibreOffice_project/f7f06a8f319e4b62f9bc5095aa112a65d2f3ac89</meta:generator>
  </office:meta>
</office:document-meta>
</file>